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style:font-name="Liberation Serif1" fo:font-size="12pt" style:font-size-asian="12pt" style:font-size-complex="12pt"/>
    </style:style>
    <style:style style:name="P4" style:family="paragraph" style:parent-style-name="Preformatted_20_Text" style:list-style-name="L1">
      <style:text-properties style:font-name="Liberation Serif1" fo:font-size="12pt" style:font-size-asian="12pt" style:font-size-complex="12pt"/>
    </style:style>
    <style:style style:name="P5" style:family="paragraph" style:parent-style-name="Preformatted_20_Text" style:list-style-name="L2">
      <style:text-properties style:font-name="Liberation Serif1" fo:font-size="12pt" style:font-size-asian="12pt" style:font-size-complex="12pt"/>
    </style:style>
    <style:style style:name="P6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7" style:family="paragraph" style:parent-style-name="Preformatted_20_Text" style:list-style-name="L5">
      <style:text-properties style:font-name="Liberation Serif1" fo:font-size="12pt" style:font-size-asian="12pt" style:font-size-complex="12pt"/>
    </style:style>
    <style:style style:name="P8" style:family="paragraph" style:parent-style-name="Preformatted_20_Text" style:list-style-name="L4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1" fo:font-size="11pt" style:font-size-asian="11pt" style:font-size-complex="11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11" style:family="paragraph" style:parent-style-name="Preformatted_20_Text" style:list-style-name="L3">
      <style:text-properties style:use-window-font-color="true" style:font-name="Liberation Serif1" fo:font-size="12pt" style:font-size-asian="12pt" style:font-size-complex="12pt"/>
    </style:style>
    <style:style style:name="P12" style:family="paragraph" style:parent-style-name="Preformatted_20_Text" style:list-style-name="L6">
      <style:text-properties fo:font-weight="bold" style:font-weight-asian="bold" style:font-weight-complex="bold"/>
    </style:style>
    <style:style style:name="T1" style:family="text">
      <style:text-properties fo:color="#dc2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background-color="#e6ff00" style:font-style-asian="normal" style:font-style-complex="normal"/>
    </style:style>
    <style:style style:name="T8" style:family="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Concepts</text:p>
      <text:p text:style-name="P2"/>
      <text:list xml:id="list1806076459" text:style-name="L4">
        <text:list-item>
          <text:p text:style-name="P8">Base: <text:span text:style-name="T12">AJAX utilities, inheritance, CSS querying</text:span></text:p>
          <text:list>
            <text:list-item>
              <text:p text:style-name="P8">Core: <text:span text:style-name="T12">parsing widgets, animation, drag-and-drop, back-button cookies</text:span></text:p>
            </text:list-item>
            <text:list-item>
              <text:p text:style-name="P8">Dijit: <text:span text:style-name="T12">widgets library</text:span></text:p>
            </text:list-item>
            <text:list-item>
              <text:p text:style-name="P8">DojoX: <text:span text:style-name="T12">fututre widgets</text:span></text:p>
            </text:list-item>
            <text:list-item>
              <text:p text:style-name="P8">Util: <text:span text:style-name="T12">unit-testing framework</text:span></text:p>
            </text:list-item>
          </text:list>
        </text:list-item>
        <text:list-item>
          <text:p text:style-name="P8">resources<text:span text:style-name="T12"> : reusable chunks of code</text:span></text:p>
        </text:list-item>
        <text:list-item>
          <text:p text:style-name="P8">modules: <text:span text:style-name="T12">collections of related resources are grouped into.</text:span></text:p>
        </text:list-item>
      </text:list>
      <text:p text:style-name="P2">Core</text:p>
      <text:p text:style-name="P1"/>
      <text:list xml:id="list1471881863" text:style-name="L1">
        <text:list-item>
          <text:p text:style-name="P4">dojo.<text:span text:style-name="T11">byId</text:span>("d2") </text:p>
        </text:list-item>
        <text:list-item>
          <text:p text:style-name="P4">dojo.<text:span text:style-name="T11">connect</text:span>( </text:p>
          <text:list>
            <text:list-header>
              <text:p text:style-name="P4">dojo.byId("s1"), //context object</text:p>
              <text:p text:style-name="P4">"onmouseover", //event </text:p>
              <text:p text:style-name="P4">null, //context </text:p>
              <text:p text:style-name="P4">function(evt) {console.log("mouseover event", evt);} // methid</text:p>
            </text:list-header>
          </text:list>
          <text:p text:style-name="P4">); </text:p>
        </text:list-item>
        <text:list-item>
          <text:p text:style-name="P4">type checking: <text:span text:style-name="T11">isString</text:span>, <text:span text:style-name="T11">isArray</text:span> , <text:span text:style-name="T11">isObject</text:span> </text:p>
        </text:list-item>
      </text:list>
      <text:p text:style-name="P1"/>
      <text:p text:style-name="P1"/>
      <text:p text:style-name="P2">String</text:p>
      <text:p text:style-name="P1"/>
      <text:list xml:id="list1087589884" text:style-name="L2">
        <text:list-item>
          <text:p text:style-name="P5">dojo.<text:span text:style-name="T11">trim</text:span>(s); <text:tab/>// removes whitespace</text:p>
        </text:list-item>
        <text:list-item>
          <text:p text:style-name="P5">dojo.string.<text:span text:style-name="T11">pad</text:span>("0", 5, "1");<text:tab/>//"11110" </text:p>
        </text:list-item>
        <text:list-item>
          <text:p text:style-name="P5">dojo.string.<text:span text:style-name="T11">substitute</text:span>("${0} and ${1} went up a hill.", ["Jack", "Jill"]); <text:line-break/> // Returns "Jack and Jill went up a hill." </text:p>
        </text:list-item>
      </text:list>
      <text:p text:style-name="P1"/>
      <text:p text:style-name="P1"/>
      <text:p text:style-name="P2">Array</text:p>
      <text:p text:style-name="P1"/>
      <text:list xml:id="list1461298000" text:style-name="L3">
        <text:list-item>
          <text:p text:style-name="P6">dojo.<text:span text:style-name="T11">indexOf</text:span>(array, value) </text:p>
        </text:list-item>
        <text:list-item>
          <text:p text:style-name="P6">to check if every element meets condition<text:line-break/> dojo.<text:span text:style-name="T11">every</text:span>([2,4,6], function (x) { return x % 2 == 0 }); //true </text:p>
        </text:list-item>
        <text:list-item>
          <text:p text:style-name="P6">iterating over each element</text:p>
          <text:list>
            <text:list-header>
              <text:p text:style-name="P6">dojo.<text:span text:style-name="T11">forEach</text:span>( [1,2,3], function(x) { console.log(x); } ); </text:p>
            </text:list-header>
          </text:list>
        </text:list-item>
        <text:list-item>
          <text:p text:style-name="P6"><text:span text:style-name="T1">Gotcha</text:span><text:span text:style-name="T2"><text:line-break/>var nodes = getSomeNodes( ); <text:line-break/>for(var x=0; x&lt;nodes.length; x++){ </text:span></text:p>
          <text:list>
            <text:list-header>
              <text:p text:style-name="P11">nodes[x].onclick = function( ){ </text:p>
              <text:p text:style-name="P11">console.debug("clicked:", x); </text:p>
              <text:p text:style-name="P11">} </text:p>
            </text:list-header>
          </text:list>
          <text:p text:style-name="P11">} </text:p>
          <text:p text:style-name="P6"><text:span text:style-name="T3">Since the enclosure is over the lexical variable x and not the value of x, all calls get the last value</text:span><text:span text:style-name="T2">. </text:span><text:span text:style-name="T4">foreach</text:span><text:span text:style-name="T3"> </text:span><text:span text:style-name="T5">creates a lexical scope of its own.<text:line-break/>var nodes = getSomeNodes( );</text:span></text:p>
          <text:list text:continue-numbering="true">
            <text:list-header>
              <text:p text:style-name="P6"><text:soft-page-break/><text:span text:style-name="T5">var idx = 0;</text:span></text:p>
              <text:p text:style-name="P6"><text:span text:style-name="T5">dojo.forEach(nodes, </text:span><text:span text:style-name="T3">function(node, idx)</text:span><text:span text:style-name="T5">{</text:span></text:p>
              <text:list>
                <text:list-header>
                  <text:p text:style-name="P6"><text:span text:style-name="T5">node.onclick = function( ){ console.debug("clicked:", idx);}</text:span></text:p>
                </text:list-header>
              </text:list>
              <text:p text:style-name="P6"><text:span text:style-name="T5">});</text:span></text:p>
            </text:list-header>
          </text:list>
        </text:list-item>
        <text:list-item>
          <text:p text:style-name="P6"><text:span text:style-name="T5">dojo.</text:span><text:span text:style-name="T6">filter</text:span><text:span text:style-name="T5">([2,3,4], function(x) {</text:span></text:p>
          <text:list>
            <text:list-header>
              <text:p text:style-name="P6"><text:span text:style-name="T5">return x % 2 == 0</text:span></text:p>
            </text:list-header>
          </text:list>
          <text:p text:style-name="P6"><text:span text:style-name="T5">}); //returns [2,4]</text:span></text:p>
        </text:list-item>
      </text:list>
      <text:p text:style-name="P3"><text:span text:style-name="T5"/></text:p>
      <text:p text:style-name="P2">Modules</text:p>
      <text:p text:style-name="P1"/>
      <text:list xml:id="list781272859" text:style-name="L5">
        <text:list-item>
          <text:p text:style-name="P7"><text:span text:style-name="T5">Include </text:span><text:span text:style-name="T6">dojo.provide</text:span><text:span text:style-name="T5"> statement as the first line of a file that you want to make available for a </text:span><text:span text:style-name="T6">dojo.require</text:span><text:span text:style-name="T5"> statement to pull into a page.</text:span></text:p>
        </text:list-item>
        <text:list-item>
          <text:p text:style-name="P7"><text:span text:style-name="T6">dojo.require</text:span><text:span text:style-name="T5"> does at least one round trip call to the server if the resource is not already loaded. It also does:</text:span></text:p>
          <text:list>
            <text:list-item>
              <text:p text:style-name="P7"><text:span text:style-name="T5"><text:s/>a placeholder like a SCRIPT tag</text:span></text:p>
            </text:list-item>
            <text:list-item>
              <text:p text:style-name="P7"><text:span text:style-name="T5">takes care of mapping a module to a particular location on disk</text:span></text:p>
            </text:list-item>
            <text:list-item>
              <text:p text:style-name="P7"><text:span text:style-name="T5">fetching the code</text:span></text:p>
            </text:list-item>
            <text:list-item>
              <text:p text:style-name="P7"><text:span text:style-name="T5">caching modules and resources that have previously been </text:span><text:span text:style-name="T7">dojo.required</text:span><text:span text:style-name="T5">.</text:span></text:p>
            </text:list-item>
          </text:list>
        </text:list-item>
        <text:list-item>
          <text:p text:style-name="P7"><text:span text:style-name="T6">dojo.setObject: </text:span><text:span text:style-name="T5">This function accepts two arguments. The first argument is an object hierarchy that will be </text:span><text:span text:style-name="T3">automatically created</text:span><text:span text:style-name="T5">, and the second is value assigned.<text:line-break/> <text:tab/>dojo.setObject("foo.bar.baz.qux", 1); <text:s text:c="2"/>// var foo = {bar : {baz : {qux : 1}}}</text:span></text:p>
        </text:list-item>
        <text:list-item>
          <text:p text:style-name="P7"><text:span text:style-name="T5">dojo.</text:span><text:span text:style-name="T6">registerModulePath</text:span><text:span text:style-name="T5"> associates a top-level namespace, its first parameter, to a physical directory that is relative to baseUrl, its second parameter.<text:line-break/><text:tab/>dojo.registerModulePath("dtdg", "./dtdg")</text:span></text:p>
        </text:list-item>
      </text:list>
      <text:p text:style-name="P3"><text:span text:style-name="T5"/></text:p>
      <text:p text:style-name="P3"><text:span text:style-name="T5"/></text:p>
      <text:p text:style-name="P2">Object Utilities</text:p>
      <text:p text:style-name="P1"/>
      <text:list xml:id="list1229103443" text:style-name="L6">
        <text:list-item>
          <text:p text:style-name="P12"><text:span text:style-name="T8">Mixins: </text:span><text:span text:style-name="T10">dojo.</text:span><text:span text:style-name="T8">mixin</text:span><text:span text:style-name="T10">(/*Object*/ o, /*Object*/ o, ...) //Returns Object<text:line-break/>provides an indeterminate number of objects, where first object gets the other objects mixed into it.</text:span></text:p>
        </text:list-item>
        <text:list-item>
          <text:p text:style-name="P12"><text:span text:style-name="T8">Extend: </text:span><text:span text:style-name="T10">works just like mixin except that it adds all properties and methods of the mixins to a constructor function’s prototype so that all future instances created with the constructor will automatically include these new properties and methods.<text:line-break/><text:line-break/>Mixin produces a single object instance that is the result of mixing in additional objects while extend actually modifies a function’s prototype.</text:span></text:p>
        </text:list-item>
        <text:list-item>
          <text:p text:style-name="P12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1T16:47:27</dc:date>
    <dc:creator>Nitin Nayal</dc:creator>
    <meta:generator>LibreOffice/3.5$Linux_X86_64 LibreOffice_project/350m1$Build-2</meta:generator>
    <meta:editing-duration>PT3H40M16S</meta:editing-duration>
    <meta:editing-cycles>23</meta:editing-cycles>
    <meta:document-statistic meta:table-count="0" meta:image-count="0" meta:object-count="0" meta:page-count="2" meta:paragraph-count="51" meta:word-count="457" meta:character-count="689" meta:non-whitespace-character-count="2554"/>
  </office:meta>
</office:document-meta>
</file>